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85e70"/>
    </style:style>
    <style:style style:name="P13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4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2"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soft-page-break/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/text:p>
      <text:p text:style-name="P11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3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><text:soft-page-break/></text:p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13:17.338000000</dc:date>
    <meta:editing-cycles>67</meta:editing-cycles>
    <meta:editing-duration>PT6H44M16S</meta:editing-duration>
    <meta:document-statistic meta:table-count="0" meta:image-count="0" meta:object-count="0" meta:page-count="3" meta:paragraph-count="14" meta:word-count="162" meta:character-count="987" meta:non-whitespace-character-count="777"/>
    <meta:template xlink:type="simple" xlink:actuate="onRequest" xlink:title="" xlink:href="Normal"/>
  </office:meta>
</office:document-meta>
</file>